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545" officeooo:paragraph-rsid="000895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5T18:29:05.762653654</meta:creation-date>
    <dc:date>2023-05-25T18:29:58.837216747</dc:date>
    <meta:editing-duration>PT53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7.2$Linux_X86_64 LibreOffice_project/40$Build-2</meta:generator>
  </office:meta>
</office:document-meta>
</file>